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/>
    <style:font-face style:name="Calibri-Bold" svg:font-family="Calibri-Bold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Calibri-Bold" fo:font-size="11.0500001907349pt" fo:font-weight="bold"/>
    </style:style>
    <style:style style:name="P2" style:family="paragraph" style:parent-style-name="Standard">
      <style:text-properties fo:color="#000000" loext:opacity="100%" style:font-name="Calibri" fo:font-size="11.0500001907349pt"/>
    </style:style>
    <style:style style:name="P3" style:family="paragraph" style:parent-style-name="Standard">
      <style:text-properties fo:color="#4472c4" loext:opacity="100%" style:font-name="Calibri-Bold" fo:font-size="11.0500001907349pt" fo:font-weight="bold"/>
    </style:style>
    <style:style style:name="P4" style:family="paragraph" style:parent-style-name="Standard">
      <style:text-properties fo:color="#4472c4" loext:opacity="100%" style:font-name="Calibri" fo:font-size="11.0500001907349pt"/>
    </style:style>
    <style:style style:name="T1" style:family="text">
      <style:text-properties fo:color="#000000" loext:opacity="100%" style:font-name="Calibri" fo:font-size="11.0500001907349pt"/>
    </style:style>
    <style:style style:name="T2" style:family="text">
      <style:text-properties fo:color="#4472c4" loext:opacity="100%" style:font-name="Calibri" fo:font-size="11.050000190734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iz 3 </text:p>
      <text:p text:style-name="P1">Object Oriented Programming </text:p>
      <text:p text:style-name="P2">Problem: Develop a calculator using Methods (add, sub, mul and divide). The program should take 2 </text:p>
      <text:p text:style-name="P2">numbers from the user. Show a menu with numbers, user selects the operation, and the application </text:p>
      <text:p text:style-name="P2">shows the result then Asks the user if he wants to do another operation? (y,n). </text:p>
      <text:p text:style-name="P2">Repeat in case of yes, close if anything else. </text:p>
      <text:p text:style-name="P3">output example: </text:p>
      <text:p text:style-name="P2">please enter the first number: </text:p>
      <text:p text:style-name="P4">10 </text:p>
      <text:p text:style-name="P2">please enter the second number: </text:p>
      <text:p text:style-name="P4">5 </text:p>
      <text:p text:style-name="P2">list of operations: </text:p>
      <text:p text:style-name="P2">1- addition </text:p>
      <text:p text:style-name="P2">2- subtraction </text:p>
      <text:p text:style-name="P2">3 - multiplication </text:p>
      <text:p text:style-name="P2">4 - division </text:p>
      <text:p text:style-name="P2">please select the number corresponding to requested operation: </text:p>
      <text:p text:style-name="P4">1 </text:p>
      <text:p text:style-name="Standard"><text:span text:style-name="T1">the result of your addition: 10 + 5 = </text:span><text:span text:style-name="T2">15 </text:span></text:p>
      <text:p text:style-name="P2">do you wish to do another operation(Y/N): </text:p>
      <text:p text:style-name="P4">N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/>
    <style:font-face style:name="Calibri-Bold" svg:font-family="Calibri-Bold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17T18:12:59.409000000</dc:date>
    <meta:editing-duration>PT5S</meta:editing-duration>
    <meta:editing-cycles>1</meta:editing-cycles>
    <meta:document-statistic meta:table-count="0" meta:image-count="0" meta:object-count="0" meta:page-count="1" meta:paragraph-count="21" meta:word-count="115" meta:character-count="669" meta:non-whitespace-character-count="555"/>
    <meta:generator>LibreOffice/7.1.8.1$Windows_X86_64 LibreOffice_project/e1f30c802c3269a1d052614453f260e49458c82c</meta:generator>
  </office:meta>
</office:document-meta>
</file>